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vertical-align="top"/>
    </style:style>
    <style:style style:name="gr1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7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19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20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top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7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10" style:family="paragraph">
      <style:paragraph-properties fo:margin-top="0.102cm" fo:margin-bottom="0.102cm" fo:text-align="start"/>
    </style:style>
    <style:style style:name="P11" style:family="paragraph">
      <style:paragraph-properties fo:margin-top="0.102cm" fo:margin-bottom="0.102cm" fo:text-align="start"/>
      <style:text-properties fo:font-size="12pt" style:font-size-asian="12pt" style:font-size-complex="12pt"/>
    </style:style>
    <style:style style:name="P12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3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4" style:family="paragraph">
      <style:paragraph-properties fo:margin-top="0.307cm" fo:margin-bottom="0.307cm"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line-through-style="none" fo:font-size="12pt" style:font-size-asian="12pt" style:font-size-complex="12pt"/>
    </style:style>
    <style:style style:name="T6" style:family="text">
      <style:text-properties style:text-line-through-style="solid"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2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2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7" xml:id="id33" draw:id="id33" draw:layer="layout" svg:width="5.8cm" svg:height="2.8cm" svg:x="1.3cm" svg:y="18.5cm">
          <text:p text:style-name="P7"><text:span text:style-name="T2">可用表单做组件</text:span></text:p>
          <text:p text:style-name="P7"><text:span text:style-name="T2">把</text:span><text:span text:style-name="T2">data</text:span><text:span text:style-name="T2">改变的资讯外传</text:span></text:p>
          <text:p text:style-name="P7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2"><text:span text:style-name="T1">_.event()</text:span></text:p>
        </draw:connector>
      </draw:page>
      <draw:page draw:name="page4" draw:style-name="dp1" draw:master-page-name="預設">
        <draw:rect draw:style-name="gr12" draw:text-style-name="P8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2" draw:layer="layout" svg:width="9.4cm" svg:height="1.4cm" svg:x="0cm" svg:y="0cm">
          <text:p text:style-name="P2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1">简述</text:span><text:span text:style-name="T1">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3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3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0.902cm" svg:height="0.902cm" svg:x="3.7cm" svg:y="7.098cm">
          <text:p text:style-name="P1"><text:span text:style-name="T2">template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3"><text:span text:style-name="T2">template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6" draw:id="id36" draw:layer="layout" svg:width="0.902cm" svg:height="0.902cm" svg:x="13.49cm" svg:y="7.098cm">
          <text:p text:style-name="P3"><text:span text:style-name="T2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3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4" draw:id="id44" draw:layer="layout" svg:width="0.902cm" svg:height="0.902cm" svg:x="8.499cm" svg:y="13.398cm">
          <text:p text:style-name="P3"><text:span text:style-name="T5">all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5" draw:id="id45" draw:layer="layout" svg:width="0.902cm" svg:height="0.902cm" svg:x="8.436cm" svg:y="4.798cm">
          <text:p text:style-name="P9"><text:span text:style-name="T6">all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3.3cm" svg:height="1.1cm" svg:x="7.3cm" svg:y="20.9cm">
          <text:p text:style-name="P1"><text:span text:style-name="T1">beforem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3.3cm" svg:height="1.1cm" svg:x="7.3cm" svg:y="24.2cm">
          <text:p text:style-name="P2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.3cm" svg:height="1.1cm" svg:x="7.3cm" svg:y="27.2cm">
          <text:p text:style-name="P2"><text:span text:style-name="T1">un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39" draw:id="id39" draw:layer="layout" svg:width="6.3cm" svg:height="3.3cm" svg:x="13.7cm" svg:y="19.5cm">
          <text:p text:style-name="P8"><text:span text:style-name="T2">結合數據與模板渲染</text:span></text:p>
          <text:p text:style-name="P8"><text:span text:style-name="T2">html</text:span><text:span text:style-name="T2">內容</text:span></text:p>
          <text:p text:style-name="P8"><text:span text:style-name="T2"/></text:p>
          <text:p text:style-name="P8"><text:span text:style-name="T2">事先修改 </text:span><text:span text:style-name="T2">css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1.45cm" svg:x2="13.7cm" svg:y2="21.15cm" draw:start-shape="id38" draw:start-glue-point="1" draw:end-shape="id39" draw:end-glue-point="3" svg:d="M10600 21450c2325 0 775-300 3100-300">
          <text:p/>
        </draw:connector>
        <draw:custom-shape draw:style-name="gr14" draw:text-style-name="P2" xml:id="id41" draw:id="id41" draw:layer="layout" svg:width="6.3cm" svg:height="1.4cm" svg:x="13.7cm" svg:y="23.8cm">
          <text:p text:style-name="P2"><text:span text:style-name="T1">綁定模板內的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4.75cm" svg:x2="13.7cm" svg:y2="24.5cm" draw:start-shape="id40" draw:start-glue-point="1" draw:end-shape="id41" draw:end-glue-point="3" svg:d="M10600 24750c2325 0 775-250 3100-250">
          <text:p/>
        </draw:connector>
        <draw:custom-shape draw:style-name="gr14" draw:text-style-name="P5" xml:id="id43" draw:id="id43" draw:layer="layout" svg:width="6.3cm" svg:height="1.4cm" svg:x="13.701cm" svg:y="27.2cm">
          <text:p text:style-name="P5"><text:span text:style-name="T1">修改 </text:span><text:span text:style-name="T1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7.75cm" svg:x2="13.701cm" svg:y2="27.9cm" draw:start-shape="id42" draw:start-glue-point="1" draw:end-shape="id43" draw:end-glue-point="3" svg:d="M10600 27750c2326 0 776 150 3101 150">
          <text:p/>
        </draw:connector>
        <draw:connector draw:style-name="gr3" draw:text-style-name="P1" draw:layer="layout" draw:type="lines" svg:x1="8.95cm" svg:y1="14.3cm" svg:x2="8.95cm" svg:y2="20.9cm" draw:start-shape="id44" draw:start-glue-point="8" draw:end-shape="id38" draw:end-glue-point="0" svg:d="M8950 14300v501 5598 501">
          <text:p/>
        </draw:connector>
        <draw:connector draw:style-name="gr3" draw:text-style-name="P1" draw:layer="layout" draw:type="lines" svg:x1="8.95cm" svg:y1="22cm" svg:x2="8.95cm" svg:y2="24.2cm" draw:start-shape="id38" draw:start-glue-point="2" draw:end-shape="id40" draw:end-glue-point="0" svg:d="M8950 22000v501 1198 501">
          <text:p/>
        </draw:connector>
        <draw:connector draw:style-name="gr3" draw:text-style-name="P1" draw:layer="layout" draw:type="lines" svg:x1="8.95cm" svg:y1="25.3cm" svg:x2="8.95cm" svg:y2="27.2cm" draw:start-shape="id40" draw:start-glue-point="2" draw:end-shape="id42" draw:end-glue-point="0" svg:d="M8950 25300v501 898 501">
          <text:p/>
        </draw:connector>
        <draw:connector draw:style-name="gr3" draw:text-style-name="P1" draw:layer="layout" svg:x1="8.887cm" svg:y1="5.7cm" svg:x2="4.151cm" svg:y2="7.098cm" draw:start-shape="id45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5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4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4" draw:end-glue-point="4" svg:d="M13920 11700v849h-4970v849">
          <text:p/>
        </draw:connector>
        <draw:rect draw:style-name="gr15" draw:text-style-name="P11" xml:id="id46" draw:id="id46" draw:layer="layout" svg:width="7.6cm" svg:height="4cm" svg:x="0.8cm" svg:y="15.8cm">
          <text:p text:style-name="P10"><text:span text:style-name="T2">callback(</text:span><text:span text:style-name="T7">err</text:span><text:span text:style-name="T2">, containerdom, </text:span></text:p>
          <text:p text:style-name="P10"><text:span text:style-name="T2">tempStatus, dataStatus)</text:span></text:p>
          <text:p text:style-name="P10"><text:span text:style-name="T2"/></text:p>
          <text:p text:style-name="P10"><text:span text:style-name="T2">可在</text:span><text:span text:style-name="T2">callback </text:span><text:span text:style-name="T2">中用 </text:span><text:span text:style-name="T2">$.</text:span><text:span text:style-name="T8">getTempalte</text:span><text:span text:style-name="T2">(dom)</text:span></text:p>
          <text:p text:style-name="P10"><text:span text:style-name="T2">取得 </text:span><text:span text:style-name="T2">template </text:span><text:span text:style-name="T2">操作</text:span></text:p>
        </draw:rect>
        <draw:connector draw:style-name="gr16" draw:text-style-name="P1" draw:layer="layout" draw:type="curve" svg:x1="3.811cm" svg:y1="11.568cm" svg:x2="4.6cm" svg:y2="15.8cm" draw:start-shape="id35" draw:start-glue-point="7" draw:end-shape="id46" draw:end-glue-point="0" svg:d="M3811 11568c0 3273 789 1157 789 4232">
          <text:p/>
        </draw:connector>
        <draw:connector draw:style-name="gr16" draw:text-style-name="P1" draw:layer="layout" draw:type="curve" svg:x1="8.499cm" svg:y1="13.849cm" svg:x2="4.6cm" svg:y2="15.8cm" draw:start-shape="id44" draw:start-glue-point="6" draw:end-shape="id46" svg:d="M8499 13849c-2600 0-3899 650-3899 1951">
          <text:p/>
        </draw:connector>
        <draw:rect draw:style-name="gr15" draw:text-style-name="P4" xml:id="id47" draw:id="id47" draw:layer="layout" svg:width="8.7cm" svg:height="3.6cm" svg:x="11.7cm" svg:y="13.8cm">
          <text:p text:style-name="P10"><text:span text:style-name="T2">callback(containerdom, </text:span></text:p>
          <text:p text:style-name="P10"><text:span text:style-name="T2">tempStatus, dataStatus)</text:span></text:p>
        </draw:rect>
        <draw:connector draw:style-name="gr16" draw:text-style-name="P1" draw:layer="layout" draw:type="curve" svg:x1="14.392cm" svg:y1="7.549cm" svg:x2="16.05cm" svg:y2="13.8cm" draw:start-shape="id36" draw:start-glue-point="10" draw:end-shape="id47" svg:d="M14392 7549c1106 0 1658 2083 1658 6251">
          <text:p/>
        </draw:connector>
        <draw:connector draw:style-name="gr16" draw:text-style-name="P1" draw:layer="layout" draw:type="curve" svg:x1="4.602cm" svg:y1="7.549cm" svg:x2="16.05cm" svg:y2="13.8cm" draw:start-shape="id34" draw:start-glue-point="10" draw:end-shape="id47" draw:end-glue-point="0" svg:d="M4602 7549c7632 0 11448 2083 11448 6251">
          <text:p/>
        </draw:connector>
        <draw:connector draw:style-name="gr16" draw:text-style-name="P1" draw:layer="layout" draw:type="curve" svg:x1="9.338cm" svg:y1="5.249cm" svg:x2="16.05cm" svg:y2="13.8cm" draw:start-shape="id45" draw:start-glue-point="10" draw:end-shape="id47" draw:end-glue-point="0" svg:d="M9338 5249c4475 0 6712 2850 6712 8551">
          <text:p/>
        </draw:connector>
        <draw:connector draw:style-name="gr16" draw:text-style-name="P1" draw:layer="layout" draw:type="curve" svg:x1="13.469cm" svg:y1="11.249cm" svg:x2="4.6cm" svg:y2="15.8cm" draw:start-shape="id37" draw:start-glue-point="6" draw:end-shape="id46" draw:end-glue-point="0" svg:d="M13469 11249c-5913 0-8869 1517-8869 4551">
          <text:p/>
        </draw:connector>
      </draw:page>
      <draw:page draw:name="page5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$(dom).</text:span><text:span text:style-name="T4">asyncHtml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56" draw:id="id56" draw:layer="layout" svg:width="15.8cm" svg:height="1.4cm" svg:x="1.6cm" svg:y="2.6cm">
          <text:p text:style-name="P5"><text:span text:style-name="T1">$(dom).asyncHtml(</text:span><text:span text:style-name="T1">模版名称</text:span><text:span text:style-name="T1">, data, setting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49" draw:id="id49" draw:layer="layout" svg:width="14.5cm" svg:height="1.209cm" svg:x="5.5cm" svg:y="13.217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50" draw:id="id50" draw:layer="layout" svg:width="14.5cm" svg:height="1.209cm" svg:x="5.5cm" svg:y="15.393cm">
          <text:p text:style-name="P4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4" xml:id="id51" draw:id="id51" draw:layer="layout" svg:width="14.5cm" svg:height="1.209cm" svg:x="5.5cm" svg:y="17.69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2" draw:id="id52" draw:layer="layout" svg:width="14.5cm" svg:height="1.209cm" svg:x="5.5cm" svg:y="19.69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53" draw:id="id53" draw:layer="layout" svg:width="14.5cm" svg:height="1.209cm" svg:x="5.5cm" svg:y="21.69cm">
          <text:p text:style-name="P4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54" draw:id="id54" draw:layer="layout" svg:width="14.5cm" svg:height="1.209cm" svg:x="5.5cm" svg:y="23.79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55" draw:id="id55" draw:layer="layout" svg:width="14.5cm" svg:height="1.209cm" svg:x="5.5cm" svg:y="25.79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.3cm" svg:height="1.1cm" svg:x="2.3cm" svg:y="10.4cm">
          <text:p text:style-name="P2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5cm" svg:x2="5.5cm" svg:y2="13.821cm" draw:start-shape="id48" draw:start-glue-point="2" draw:end-shape="id49" draw:end-glue-point="3" svg:d="M3950 11500v2321h1550">
          <text:p/>
        </draw:connector>
        <draw:connector draw:style-name="gr3" draw:text-style-name="P1" draw:layer="layout" svg:x1="3.95cm" svg:y1="11.5cm" svg:x2="5.5cm" svg:y2="15.997cm" draw:start-shape="id48" draw:start-glue-point="2" draw:end-shape="id50" draw:end-glue-point="3" svg:d="M3950 11500v4497h1550">
          <text:p/>
        </draw:connector>
        <draw:connector draw:style-name="gr3" draw:text-style-name="P1" draw:layer="layout" svg:x1="3.95cm" svg:y1="11.5cm" svg:x2="5.5cm" svg:y2="18.294cm" draw:start-shape="id48" draw:start-glue-point="2" draw:end-shape="id51" draw:end-glue-point="3" svg:d="M3950 11500v6794h1550">
          <text:p/>
        </draw:connector>
        <draw:connector draw:style-name="gr3" draw:text-style-name="P1" draw:layer="layout" svg:x1="3.95cm" svg:y1="11.5cm" svg:x2="5.5cm" svg:y2="20.294cm" draw:start-shape="id48" draw:start-glue-point="2" draw:end-shape="id52" draw:end-glue-point="3" svg:d="M3950 11500v8794h1550">
          <text:p/>
        </draw:connector>
        <draw:connector draw:style-name="gr3" draw:text-style-name="P1" draw:layer="layout" svg:x1="3.95cm" svg:y1="11.5cm" svg:x2="5.5cm" svg:y2="22.294cm" draw:start-shape="id48" draw:start-glue-point="2" draw:end-shape="id53" draw:end-glue-point="3" svg:d="M3950 11500v10794h1550">
          <text:p/>
        </draw:connector>
        <draw:connector draw:style-name="gr3" draw:text-style-name="P1" draw:layer="layout" svg:x1="3.95cm" svg:y1="11.5cm" svg:x2="5.5cm" svg:y2="24.394cm" draw:start-shape="id48" draw:start-glue-point="2" draw:end-shape="id54" draw:end-glue-point="3" svg:d="M3950 11500v12894h1550">
          <text:p/>
        </draw:connector>
        <draw:connector draw:style-name="gr3" draw:text-style-name="P1" draw:layer="layout" svg:x1="3.95cm" svg:y1="11.5cm" svg:x2="5.5cm" svg:y2="26.394cm" draw:start-shape="id48" draw:start-glue-point="2" draw:end-shape="id55" draw:end-glue-point="3" svg:d="M3950 11500v14894h1550">
          <text:p/>
        </draw:connector>
        <draw:custom-shape draw:style-name="gr1" draw:text-style-name="P2" xml:id="id57" draw:id="id57" draw:layer="layout" svg:width="10.9cm" svg:height="1.1cm" svg:x="2.6cm" svg:y="6.1cm">
          <text:p text:style-name="P5"><text:span text:style-name="T1">Data:</text:span><text:span text:style-name="T1">要渲染的资料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.6cm" svg:y1="3.3cm" svg:x2="2.6cm" svg:y2="6.65cm" draw:start-shape="id56" draw:start-glue-point="3" draw:end-shape="id57" draw:end-glue-point="3" svg:d="M1600 3300h-501v3350h1501">
          <text:p/>
        </draw:connector>
        <draw:connector draw:style-name="gr3" draw:text-style-name="P1" draw:layer="layout" svg:x1="1.6cm" svg:y1="3.3cm" svg:x2="2.3cm" svg:y2="10.95cm" draw:start-shape="id56" draw:start-glue-point="3" draw:end-shape="id48" svg:d="M1600 3300h-501v7650h1201">
          <text:p/>
        </draw:connector>
        <draw:custom-shape draw:style-name="gr18" draw:text-style-name="P4" draw:layer="layout" svg:width="7.9cm" svg:height="2.5cm" svg:x="7cm" svg:y="8.5cm">
          <text:p text:style-name="P4">主要在处理模版以外</text:p>
          <text:p text:style-name="P4">主页面的变动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2" draw:layer="layout" svg:width="15.8cm" svg:height="2.8cm" svg:x="1.6cm" svg:y="2.6cm">
          <text:p text:style-name="P12"><text:span text:style-name="T1">$(dom).asyncHtml().</text:span><text:span text:style-name="T4">unmout</text:span><text:span text:style-name="T1">(str)</text:span></text:p>
          <text:p text:style-name="P12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5.8cm" svg:height="2.8cm" svg:x="1.6cm" svg:y="9.5cm">
          <text:p text:style-name="P12"><text:span text:style-name="T1">$(dom).asyncHtml().</text:span><text:span text:style-name="T4">setData</text:span><text:span text:style-name="T1">(data)</text:span></text:p>
          <text:p text:style-name="P12"><text:span text:style-name="T1">更新资料，并渲染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預設">
        <draw:custom-shape draw:style-name="gr8" draw:text-style-name="P2" draw:layer="layout" svg:width="8.5cm" svg:height="1.4cm" svg:x="0cm" svg:y="0cm">
          <text:p text:style-name="P2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5" xml:id="id58" draw:id="id58" draw:layer="layout" svg:width="8.8cm" svg:height="1.5cm" svg:x="0.8cm" svg:y="2.3cm">
          <text:p text:style-name="P5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6cm" svg:y1="3.05cm" svg:x2="3.1cm" svg:y2="5.5cm" draw:start-shape="id58" draw:start-glue-point="1" draw:end-shape="id59" draw:end-glue-point="0" svg:d="M9600 3050h701v1700h-7201v750">
          <text:p/>
        </draw:connector>
        <draw:custom-shape draw:style-name="gr1" draw:text-style-name="P4" xml:id="id60" draw:id="id60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59" draw:start-glue-point="2" draw:end-shape="id60" draw:end-glue-point="3" svg:d="M3100 6600v900h2400">
          <text:p/>
        </draw:connector>
        <draw:custom-shape draw:style-name="gr20" draw:text-style-name="P4" xml:id="id61" draw:id="id61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59" draw:start-glue-point="2" draw:end-shape="id61" draw:end-glue-point="3" svg:d="M3100 6600v4104h2400">
          <text:p/>
        </draw:connector>
        <draw:custom-shape draw:style-name="gr19" draw:text-style-name="P5" xml:id="id62" draw:id="id62" draw:layer="layout" svg:width="8.8cm" svg:height="1.5cm" svg:x="0.8cm" svg:y="13.8cm">
          <text:p text:style-name="P5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63" draw:id="id63" draw:layer="layout" svg:width="16.1cm" svg:height="3.1cm" svg:x="2.1cm" svg:y="16.9cm">
          <text:p text:style-name="P12"><text:span text:style-name="T1">返回</text:span><text:span text:style-name="T1">template</text:span></text:p>
          <text:p text:style-name="P12"><text:span text:style-name="T1">用 </text:span><text:span text:style-name="T1">template.then(callback, callback) </text:span><text:span text:style-name="T1">去接</text:span></text:p>
          <text:p text:style-name="P12"><text:span text:style-name="T1">返回 模版函式，执行环境是 </text:span><text:span text:style-name="T1">template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-0.299cm" svg:x1="5.2cm" svg:y1="15.3cm" svg:x2="2.1cm" svg:y2="18.45cm" draw:start-shape="id62" draw:start-glue-point="2" draw:end-shape="id63" draw:end-glue-point="3" svg:d="M5200 15300v900h-3900v2250h800">
          <text:p/>
        </draw:connector>
      </draw:page>
      <draw:page draw:name="page8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3" xml:id="id64" draw:id="id64" draw:layer="layout" svg:width="10.1cm" svg:height="2.8cm" svg:x="0.9cm" svg:y="2.6cm">
          <text:p text:style-name="P13"><text:span text:style-name="T1">_.</text:span><text:span text:style-name="T4">asyncTemplate</text:span><text:span text:style-name="T1">(null) </text:span><text:span text:style-name="T1">将返回一个全域设定</text:span></text:p>
          <text:p text:style-name="P13"><text:span text:style-name="T1">templateGloabalSetting</text:span></text:p>
          <text:p text:style-name="P13"><text:span text:style-name="T1">_.</text:span><text:span text:style-name="T4">asyncTemplate</text:span><text:span text:style-name="T1">(null).</text:span><text:span text:style-name="T4">setRender</text:span><text:span text:style-name="T1">(callback) </text:span></text:p>
          <draw:enhanced-geometry svg:viewBox="0 0 21600 21600" draw:type="rectangle" draw:enhanced-path="M 0 0 L 21600 0 21600 21600 0 21600 0 0 Z N"/>
        </draw:custom-shape>
        <draw:rect draw:style-name="gr21" draw:text-style-name="P5" xml:id="id65" draw:id="id65" draw:layer="layout" svg:width="10.6cm" svg:height="3.3cm" svg:x="2.9cm" svg:y="8.2cm">
          <text:p text:style-name="P5"/>
          <text:p text:style-name="P5">若要用其他的渲染引擎</text:p>
          <text:p text:style-name="P5"/>
          <text:p text:style-name="P5">返回一个 function(str, data)的著色命令</text:p>
        </draw:rect>
        <draw:connector draw:style-name="gr3" draw:text-style-name="P1" draw:layer="layout" draw:line-skew="0cm -0.799cm" svg:x1="5.95cm" svg:y1="5.4cm" svg:x2="2.9cm" svg:y2="9.85cm" draw:start-shape="id64" draw:start-glue-point="2" draw:end-shape="id65" draw:end-glue-point="3" svg:d="M5950 5400v1500h-4350v2950h1300">
          <text:p/>
        </draw:connector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2" draw:layer="layout" svg:width="3.1cm" svg:height="1.2cm" svg:x="1cm" svg:y="2.4cm">
          <text:p text:style-name="P1"><text:span text:style-name="T1">模版格式</text:span></text:p>
        </draw:rect>
        <draw:custom-shape draw:style-name="gr1" draw:text-style-name="P4" draw:layer="layout" svg:width="10.6cm" svg:height="1.2cm" svg:x="4.1cm" svg:y="4.1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6cm" svg:height="1.2cm" svg:x="4.101cm" svg:y="5.801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6" draw:id="id66" draw:layer="layout" svg:width="10.6cm" svg:height="1.2cm" svg:x="4.102cm" svg:y="7.6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7" draw:id="id67" draw:layer="layout" svg:width="4.4cm" svg:height="1.1cm" svg:x="0.9cm" svg:y="10.4cm">
          <text:p text:style-name="P2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02cm" svg:y1="8.8cm" svg:x2="3.1cm" svg:y2="10.4cm" draw:start-shape="id66" draw:start-glue-point="2" draw:end-shape="id67" draw:end-glue-point="0" svg:d="M9402 8800v801h-6302v799">
          <text:p/>
        </draw:connector>
        <draw:custom-shape draw:style-name="gr14" draw:text-style-name="P4" xml:id="id69" draw:id="id69" draw:layer="layout" svg:width="14.5cm" svg:height="1.209cm" svg:x="4.5cm" svg:y="14.3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70" draw:id="id70" draw:layer="layout" svg:width="14.5cm" svg:height="1.209cm" svg:x="4.5cm" svg:y="16.494cm">
          <text:p text:style-name="P4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4" xml:id="id71" draw:id="id71" draw:layer="layout" svg:width="14.5cm" svg:height="1.209cm" svg:x="4.5cm" svg:y="18.7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2" draw:id="id72" draw:layer="layout" svg:width="14.5cm" svg:height="1.209cm" svg:x="4.5cm" svg:y="20.7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73" draw:id="id73" draw:layer="layout" svg:width="14.5cm" svg:height="1.209cm" svg:x="4.5cm" svg:y="22.791cm">
          <text:p text:style-name="P4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74" draw:id="id74" draw:layer="layout" svg:width="14.5cm" svg:height="1.209cm" svg:x="4.5cm" svg:y="24.8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75" draw:id="id75" draw:layer="layout" svg:width="14.5cm" svg:height="1.209cm" svg:x="4.5cm" svg:y="26.8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68" draw:id="id68" draw:layer="layout" svg:width="14.5cm" svg:height="1.209cm" svg:x="4.5cm" svg:y="12.3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11.5cm" svg:x2="4.5cm" svg:y2="12.922cm" draw:start-shape="id67" draw:start-glue-point="2" draw:end-shape="id68" draw:end-glue-point="3" svg:d="M3100 11500v1422h1400">
          <text:p/>
        </draw:connector>
        <draw:connector draw:style-name="gr3" draw:text-style-name="P1" draw:layer="layout" svg:x1="3.1cm" svg:y1="11.5cm" svg:x2="4.5cm" svg:y2="14.922cm" draw:start-shape="id67" draw:start-glue-point="2" draw:end-shape="id69" draw:end-glue-point="3" svg:d="M3100 11500v3422h1400">
          <text:p/>
        </draw:connector>
        <draw:connector draw:style-name="gr3" draw:text-style-name="P1" draw:layer="layout" svg:x1="3.1cm" svg:y1="11.5cm" svg:x2="4.5cm" svg:y2="17.098cm" draw:start-shape="id67" draw:start-glue-point="2" draw:end-shape="id70" draw:end-glue-point="3" svg:d="M3100 11500v5598h1400">
          <text:p/>
        </draw:connector>
        <draw:connector draw:style-name="gr3" draw:text-style-name="P1" draw:layer="layout" svg:x1="3.1cm" svg:y1="11.5cm" svg:x2="4.5cm" svg:y2="19.395cm" draw:start-shape="id67" draw:start-glue-point="2" draw:end-shape="id71" draw:end-glue-point="3" svg:d="M3100 11500v7895h1400">
          <text:p/>
        </draw:connector>
        <draw:connector draw:style-name="gr3" draw:text-style-name="P1" draw:layer="layout" svg:x1="3.1cm" svg:y1="11.5cm" svg:x2="4.5cm" svg:y2="21.395cm" draw:start-shape="id67" draw:start-glue-point="2" draw:end-shape="id72" draw:end-glue-point="3" svg:d="M3100 11500v9895h1400">
          <text:p/>
        </draw:connector>
        <draw:connector draw:style-name="gr3" draw:text-style-name="P1" draw:layer="layout" svg:x1="3.1cm" svg:y1="11.5cm" svg:x2="4.5cm" svg:y2="23.395cm" draw:start-shape="id67" draw:start-glue-point="2" draw:end-shape="id73" draw:end-glue-point="3" svg:d="M3100 11500v11895h1400">
          <text:p/>
        </draw:connector>
        <draw:connector draw:style-name="gr3" draw:text-style-name="P1" draw:layer="layout" svg:x1="3.1cm" svg:y1="11.5cm" svg:x2="4.5cm" svg:y2="25.495cm" draw:start-shape="id67" draw:start-glue-point="2" draw:end-shape="id74" draw:end-glue-point="3" svg:d="M3100 11500v13995h1400">
          <text:p/>
        </draw:connector>
        <draw:connector draw:style-name="gr3" draw:text-style-name="P1" draw:layer="layout" svg:x1="3.1cm" svg:y1="11.5cm" svg:x2="4.5cm" svg:y2="27.495cm" draw:start-shape="id67" draw:start-glue-point="2" draw:end-shape="id75" draw:end-glue-point="3" svg:d="M3100 11500v15995h1400">
          <text:p/>
        </draw:connector>
        <draw:custom-shape draw:style-name="gr18" draw:text-style-name="P4" draw:layer="layout" svg:width="9.8cm" svg:height="2.7cm" svg:x="9.9cm" svg:y="9.1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預設">
        <draw:custom-shape draw:style-name="gr8" draw:text-style-name="P2" draw:layer="layout" svg:width="8.5cm" svg:height="1.4cm" svg:x="0.003cm" svg:y="0cm">
          <text:p text:style-name="P2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6" draw:id="id76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7" draw:id="id77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line" svg:x1="4.1cm" svg:y1="4.85cm" svg:x2="9.7cm" svg:y2="4.851cm" draw:start-shape="id76" draw:start-glue-point="1" draw:end-shape="id77" draw:end-glue-point="3" svg:d="M4100 4850l5600 1">
          <text:p text:style-name="P1">*,1</text:p>
        </draw:connector>
        <draw:custom-shape draw:style-name="gr1" draw:text-style-name="P1" xml:id="id78" draw:id="id78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0" draw:id="id80" draw:layer="layout" svg:width="4.5cm" svg:height="1.3cm" svg:x="13.101cm" svg:y="9.4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79" draw:id="id79" draw:layer="layout" svg:width="4.5cm" svg:height="2.398cm" svg:x="6.302cm" svg:y="8.802cm">
          <text:p text:style-name="P14">Dom-template</text:p>
          <text:p text:style-name="P14"><text:span text:style-name="T9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line" svg:x1="4.101cm" svg:y1="10.052cm" svg:x2="6.302cm" svg:y2="10.001cm" draw:start-shape="id78" draw:start-glue-point="1" draw:end-shape="id79" draw:end-glue-point="3" svg:d="M4101 10052l2201-51">
          <text:p text:style-name="P1">1,1</text:p>
        </draw:connector>
        <draw:connector draw:style-name="gr22" draw:text-style-name="P1" draw:layer="layout" draw:type="line" svg:x1="10.802cm" svg:y1="10.001cm" svg:x2="13.101cm" svg:y2="10.052cm" draw:start-shape="id79" draw:start-glue-point="1" draw:end-shape="id80" draw:end-glue-point="3" svg:d="M10802 10001l2299 51">
          <text:p text:style-name="P1">*,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8-12-04T19:43:20.69</dc:date>
    <meta:editing-duration>PT7H2M8S</meta:editing-duration>
    <meta:editing-cycles>64</meta:editing-cycles>
    <meta:document-statistic meta:object-count="173"/>
  </office:meta>
</office:document-meta>
</file>